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13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Lindberg Framework 1.1</text:p>
      <text:p text:style-name="P5"/>
      <text:p text:style-name="P5">Victor Lindberg</text:p>
      <text:p text:style-name="P5"/>
      <text:p text:style-name="P7">Brasil, Distrito Federal, Brasília, </text:p>
      <text:p text:style-name="P7">Novembro de 2010</text:p>
      <text:p text:style-name="P3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6">Sumário.</text:p>
      <text:p text:style-name="P6"/>
      <text:list xml:id="list28572903" text:style-name="L1">
        <text:list-item>
          <text:p text:style-name="P10">Introdução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6">1 - Introdução.</text:p>
      <text:p text:style-name="P6"/>
      <text:p text:style-name="P8"><text:tab/>Este documento tem como objetivo demonstrar os conceitos, arquitetura, definições de configuração, propostas e funcionamento do lindbergframework na versão 1.1 com foco no componente de persistência deste framework.</text:p>
      <text:p text:style-name="P8"><text:tab/>Este material faz uma explanação e demonstra os principais recursos do framework no que diz respeito principalmente a persistência, pois este recurso é o mais avanço na versão 1.1. Para mais informações acesse <text:a xlink:type="simple" xlink:href="http://www.lindbergframework.org/">www.lindbergframework.org</text:a> ou entre em contato pelo e-mail <text:a xlink:type="simple" xlink:href="mailto:lindbergframework@lindbergframework.org">lindbergframework@lindbergframework.org</text:a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6">2 – Visão Geral.</text:p>
      <text:p text:style-name="P6"/>
      <text:p text:style-name="P6"><text:tab/><text:span text:style-name="T2">Criado pelo projetista Victor Lindberg, natural de Maceió – Alagoas, que atualmente é analista de projetos JAVA do Serviço Federal de Processamento de Dados (SERPRO) em Brasília, o lindbergframework é um projeto open source e que tem como objetivo prover uma suíte de componentes reutilizáveis para o desenvolvimento de aplicações de modo a sanar ou contribuir na solução de diversos problemas comuns aos projetos JAVA. </text:span></text:p>
      <text:p text:style-name="P6"><text:span text:style-name="T2"><text:tab/>O conceito de componentes do framework é o de “plug and use”, onde componentes são facilmente acoplados e seus recursos utilizados de forma simples e rápida.</text:span></text:p>
      <text:p text:style-name="P6"><text:span text:style-name="T2"/></text:p>
      <text:p text:style-name="P6"><text:span text:style-name="T2"><text:tab/></text:span><text:span text:style-name="T3">2.1 – Arquitetura</text:span></text:p>
      <text:p text:style-name="P6"><text:span text:style-name="T1"><text:tab/></text:span></text:p>
      <text:p text:style-name="P6"><text:span text:style-name="T1"><text:tab/></text:span></text:p>
      <text:p text:style-name="P6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3T08:56:42.60</meta:creation-date>
    <dc:date>2010-11-23T09:08:00.42</dc:date>
    <meta:editing-duration>PT01H29M13S</meta:editing-duration>
    <meta:editing-cycles>17</meta:editing-cycles>
    <meta:generator>BrOffice.org/3.2$Win32 OpenOffice.org_project/320m18$Build-9502</meta:generator>
    <meta:document-statistic meta:table-count="0" meta:image-count="0" meta:object-count="0" meta:page-count="4" meta:paragraph-count="16" meta:word-count="186" meta:character-count="1265"/>
  </office:meta>
</office:document-meta>
</file>